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s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hreads</text:p>
          </table:table-cell>
          <table:table-cell table:style-name="ce3" office:value-type="string" calcext:value-type="string">
            <text:p>ms/frame Hikey</text:p>
          </table:table-cell>
          <table:table-cell office:value-type="string" calcext:value-type="string">
            <text:p>Lfreq</text:p>
          </table:table-cell>
          <table:table-cell office:value-type="string" calcext:value-type="string">
            <text:p>Bfreq</text:p>
          </table:table-cell>
          <table:table-cell office:value-type="string" calcext:value-type="string">
            <text:p>Temperature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44.7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58.5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69.1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5.9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7.7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8.0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7.1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3.7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47.7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61.3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0.7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6.0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8.2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8.6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7.2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4.3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51.4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63.3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5.2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83.6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82.4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82.1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81.1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8.2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46.1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45.5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45.5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45.5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44.4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45.6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45.1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44.6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49.8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59.5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5.3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83.6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82.7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82.2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80.6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78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.00.0000</text:date>, <text:time style:data-style-name="N2" text:time-value="14:23:21.810055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5T15:37:35.801525931</dc:date>
    <meta:editing-duration>P4DT8H56M51S</meta:editing-duration>
    <meta:editing-cycles>104</meta:editing-cycles>
    <meta:generator>LibreOffice/6.3.4.2.0$Linux_X86_64 LibreOffice_project/30$Build-2</meta:generator>
    <meta:document-statistic meta:table-count="1" meta:cell-count="287" meta:object-count="0"/>
  </office:meta>
</office:document-meta>
</file>